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justify" style:justify-single-word="false"/>
      <style:text-properties officeooo:rsid="0012cb57" officeooo:paragraph-rsid="0012cb57"/>
    </style:style>
    <style:style style:name="P2" style:family="paragraph" style:parent-style-name="Standard">
      <style:paragraph-properties fo:text-align="justify" style:justify-single-word="false"/>
      <style:text-properties officeooo:rsid="00139ef8" officeooo:paragraph-rsid="00139ef8"/>
    </style:style>
    <style:style style:name="P3" style:family="paragraph" style:parent-style-name="Text_20_body">
      <style:paragraph-properties fo:text-align="justify" style:justify-single-word="false"/>
      <style:text-properties officeooo:rsid="00139ef8" officeooo:paragraph-rsid="00139ef8"/>
    </style:style>
    <style:style style:name="P4" style:family="paragraph" style:parent-style-name="Text_20_body" style:list-style-name="L4">
      <style:paragraph-properties fo:text-align="justify" style:justify-single-word="false"/>
      <style:text-properties officeooo:rsid="00139ef8" officeooo:paragraph-rsid="00139ef8"/>
    </style:style>
    <style:style style:name="P5" style:family="paragraph" style:parent-style-name="Text_20_body">
      <style:paragraph-properties fo:text-align="justify" style:justify-single-word="false"/>
      <style:text-properties officeooo:rsid="00162d38" officeooo:paragraph-rsid="0017153a"/>
    </style:style>
    <style:style style:name="P6" style:family="paragraph" style:parent-style-name="Text_20_body">
      <style:paragraph-properties fo:text-align="justify" style:justify-single-word="false"/>
      <style:text-properties officeooo:paragraph-rsid="0021ee78"/>
    </style:style>
    <style:style style:name="P7" style:family="paragraph" style:parent-style-name="Text_20_body" style:list-style-name="L5">
      <style:paragraph-properties fo:text-align="justify" style:justify-single-word="false"/>
      <style:text-properties officeooo:paragraph-rsid="001bb959"/>
    </style:style>
    <style:style style:name="P8" style:family="paragraph" style:parent-style-name="Text_20_body">
      <style:paragraph-properties fo:text-align="justify" style:justify-single-word="false"/>
      <style:text-properties officeooo:rsid="001858c1" officeooo:paragraph-rsid="001858c1"/>
    </style:style>
    <style:style style:name="P9" style:family="paragraph" style:parent-style-name="Text_20_body">
      <style:paragraph-properties fo:text-align="justify" style:justify-single-word="false"/>
      <style:text-properties officeooo:rsid="001858c1" officeooo:paragraph-rsid="0019d9c7"/>
    </style:style>
    <style:style style:name="P10" style:family="paragraph" style:parent-style-name="Text_20_body">
      <style:paragraph-properties fo:text-align="justify" style:justify-single-word="false"/>
      <style:text-properties officeooo:rsid="0019d9c7" officeooo:paragraph-rsid="001a23c1"/>
    </style:style>
    <style:style style:name="P11" style:family="paragraph" style:parent-style-name="Text_20_body">
      <style:paragraph-properties fo:text-align="justify" style:justify-single-word="false"/>
      <style:text-properties officeooo:rsid="0019d9c7" officeooo:paragraph-rsid="0019d9c7"/>
    </style:style>
    <style:style style:name="P12" style:family="paragraph" style:parent-style-name="Text_20_body">
      <style:paragraph-properties fo:text-align="justify" style:justify-single-word="false"/>
      <style:text-properties officeooo:rsid="001a23c1" officeooo:paragraph-rsid="001a23c1"/>
    </style:style>
    <style:style style:name="P13" style:family="paragraph" style:parent-style-name="Text_20_body">
      <style:paragraph-properties fo:text-align="justify" style:justify-single-word="false"/>
      <style:text-properties officeooo:rsid="001bb959" officeooo:paragraph-rsid="001bb959"/>
    </style:style>
    <style:style style:name="P14" style:family="paragraph" style:parent-style-name="Text_20_body" style:list-style-name="L5">
      <style:paragraph-properties fo:text-align="justify" style:justify-single-word="false"/>
      <style:text-properties officeooo:rsid="001bb959" officeooo:paragraph-rsid="001bb959"/>
    </style:style>
    <style:style style:name="P15" style:family="paragraph" style:parent-style-name="Text_20_body" style:list-style-name="L6">
      <style:paragraph-properties fo:text-align="justify" style:justify-single-word="false"/>
      <style:text-properties officeooo:rsid="001bb959" officeooo:paragraph-rsid="001bb959"/>
    </style:style>
    <style:style style:name="P16" style:family="paragraph" style:parent-style-name="Text_20_body" style:list-style-name="L7">
      <style:paragraph-properties fo:text-align="justify" style:justify-single-word="false"/>
      <style:text-properties officeooo:rsid="001bb959" officeooo:paragraph-rsid="001bb959"/>
    </style:style>
    <style:style style:name="P17" style:family="paragraph" style:parent-style-name="Text_20_body">
      <style:paragraph-properties fo:text-align="justify" style:justify-single-word="false"/>
      <style:text-properties officeooo:rsid="001c9f5e" officeooo:paragraph-rsid="001e13fc"/>
    </style:style>
    <style:style style:name="P18" style:family="paragraph" style:parent-style-name="Text_20_body">
      <style:paragraph-properties fo:text-align="justify" style:justify-single-word="false"/>
      <style:text-properties officeooo:rsid="001f884c" officeooo:paragraph-rsid="001f884c"/>
    </style:style>
    <style:style style:name="P19" style:family="paragraph" style:parent-style-name="Text_20_body" style:list-style-name="L8">
      <style:paragraph-properties fo:text-align="justify" style:justify-single-word="false"/>
      <style:text-properties officeooo:rsid="001f884c" officeooo:paragraph-rsid="001f884c"/>
    </style:style>
    <style:style style:name="P20" style:family="paragraph" style:parent-style-name="Text_20_body">
      <style:paragraph-properties fo:text-align="justify" style:justify-single-word="false"/>
      <style:text-properties officeooo:rsid="00202e50" officeooo:paragraph-rsid="00202e50"/>
    </style:style>
    <style:style style:name="P21" style:family="paragraph" style:parent-style-name="Text_20_body" style:list-style-name="L9">
      <style:paragraph-properties fo:text-align="justify" style:justify-single-word="false"/>
      <style:text-properties officeooo:rsid="00202e50" officeooo:paragraph-rsid="00202e50"/>
    </style:style>
    <style:style style:name="P22" style:family="paragraph" style:parent-style-name="Text_20_body">
      <style:text-properties officeooo:rsid="0021ee78" officeooo:paragraph-rsid="0021ee78"/>
    </style:style>
    <style:style style:name="P23" style:family="paragraph" style:parent-style-name="Text_20_body">
      <style:paragraph-properties fo:text-align="justify" style:justify-single-word="false"/>
      <style:text-properties officeooo:rsid="0021ee78" officeooo:paragraph-rsid="0021ee78"/>
    </style:style>
    <style:style style:name="P24" style:family="paragraph" style:parent-style-name="Text_20_body">
      <style:paragraph-properties fo:text-align="justify" style:justify-single-word="false"/>
      <style:text-properties fo:font-weight="bold" officeooo:rsid="0021ee78" officeooo:paragraph-rsid="0021ee78" style:font-weight-asian="bold" style:font-weight-complex="bold"/>
    </style:style>
    <style:style style:name="T1" style:family="text">
      <style:text-properties officeooo:rsid="001595f0"/>
    </style:style>
    <style:style style:name="T2" style:family="text">
      <style:text-properties officeooo:rsid="00162d38"/>
    </style:style>
    <style:style style:name="T3" style:family="text">
      <style:text-properties officeooo:rsid="0017153a"/>
    </style:style>
    <style:style style:name="T4" style:family="text">
      <style:text-properties fo:font-weight="bold" style:font-weight-asian="bold" style:font-weight-complex="bold"/>
    </style:style>
    <style:style style:name="T5" style:family="text">
      <style:text-properties officeooo:rsid="001a23c1"/>
    </style:style>
    <style:style style:name="T6" style:family="text">
      <style:text-properties fo:font-weight="normal" officeooo:rsid="001a23c1" style:font-weight-asian="normal" style:font-weight-complex="normal"/>
    </style:style>
    <style:style style:name="T7" style:family="text">
      <style:text-properties officeooo:rsid="001bb959"/>
    </style:style>
    <style:style style:name="T8" style:family="text">
      <style:text-properties fo:font-variant="normal" fo:text-transform="none" fo:color="#000000" style:font-name="Liberation Serif" fo:font-size="12pt" fo:letter-spacing="normal" fo:font-style="normal" style:text-underline-style="none" fo:font-weight="normal" officeooo:rsid="001bb959" style:font-size-asian="12pt" style:font-size-complex="12pt"/>
    </style:style>
    <style:style style:name="T9" style:family="text">
      <style:text-properties officeooo:rsid="001e13fc"/>
    </style:style>
    <style:style style:name="T10" style:family="text">
      <style:text-properties officeooo:rsid="00229c23"/>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 protocolo PXE (Preboot Execution Enviroment) es un estándar que les <text:s/>permite a computadoras, dentro <text:s/>de una red, que todavía no fueron cargadas con un sistema opetativo, ser configuradas e iniciadas remotamente por un administrador. <text:span text:style-name="T2">Utiliza una extensión de opciones del protocolo DHCP.</text:span></text:p>
      <text:p text:style-name="P1"/>
      <text:p text:style-name="P5"><text:span text:style-name="T10">En resumen,</text:span> PXE funciona del siguiente modo:</text:p>
      <text:p text:style-name="P5">El cliente inicializa el protocolo realizando un broadcast de DHCPDISCOVER, conteniendo una extensión que identifica la solicitud como la de un cliente que utiliza PXE. Asumiendo que un servidor DHCP que implementa <text:span text:style-name="T3">este protocolo extendido, luego de algunos pasos intermedios, el servidor envía al cliente una lista de Boot Servers. El cliente descubre un Boot Server del tipo seleccionado y recibe el nombre de un archivo ejecutable en dicho servidor. El cliente utiliza TFTP (Trivial File Transfer Protocol) para descargar el ejecutable. Finalmente, el cliente inicia la ejecución del la imágen seleccionada.</text:span></text:p>
      <text:p text:style-name="P2">Si un cliente es <text:span text:style-name="T3">utiliza</text:span> PXE y el servidor no, el servidor ignoa el código PXE previniendo la <text:span text:style-name="T3">discontinuidad</text:span> en las operaciones de DHCP y <text:span text:style-name="T3">del </text:span>B<text:span text:style-name="T3">ootstrap </text:span>P<text:span text:style-name="T3">rotocol</text:span>.</text:p>
      <text:p text:style-name="P9"/>
      <text:p text:style-name="P9">PXE especifica los protocoles por los cuales un cliete solicita y descarga una imágen ejecutable desde un Boot Server y los mínimos requisitos para el entorno de ejecución cuando la imágen es corrida.</text:p>
      <text:p text:style-name="P2"/>
      <text:p text:style-name="P3">Las ventajas de utilizar PXE incluyen:</text:p>
      <text:list xml:id="list4651218154213184713" text:style-name="L4">
        <text:list-item>
          <text:p text:style-name="P4">La máquina cliente no necesariamente necesita un sistema opetarivo o un disco rígido.</text:p>
        </text:list-item>
        <text:list-item>
          <text:p text:style-name="P4">Como este protocolo es independiente del vendedor nuevos tipos de computadoras pueden ser añadidos a la red.</text:p>
        </text:list-item>
      </text:list>
      <text:p text:style-name="P8">.</text:p>
      <text:p text:style-name="P11">PXE APIs</text:p>
      <text:p text:style-name="P10"/>
      <text:p text:style-name="P11"><text:s/><text:span text:style-name="T4">Preboot Services API: </text:span><text:span text:style-name="T6">Contiene muchas funciones de control e información.</text:span></text:p>
      <text:p text:style-name="P10"><text:span text:style-name="T4"><text:s/>Trivial File Transport Protocol (TFTP) API:</text:span> <text:span text:style-name="T5">Habilita la apertura y cierre de conexiones TFPT, la lectura desde una conexión TFTP y la escritura en otra.</text:span></text:p>
      <text:p text:style-name="P10"><text:span text:style-name="T4">User Datagram Protocol (UDP) API: <text:s/></text:span><text:span text:style-name="T6">Habilita la apertura y cierre de conexiones TFPT</text:span>, <text:span text:style-name="T5">la lectura desde una conexión UDP y la escritura en otra.</text:span></text:p>
      <text:p text:style-name="P10"><text:span text:style-name="T4">Universal Network Driver Interface (UNDI) API:</text:span> <text:span text:style-name="T5">Habilita el control básico de entrada/salida a través de la interfaz de red del cliente. Esto permite la utilización de protocolos universales de controladores para que el mismo controlador pueda ser usado en cualquier interfaz que soporte esta API.</text:span></text:p>
      <text:p text:style-name="P12">El siguiente diagrama ilustra la relación entre los NBP y las APIs de PXE:</text:p>
      <text:p text:style-name="P12"/>
      <text:p text:style-name="P12"><text:soft-page-break/>IMAGEEEEEN</text:p>
      <text:p text:style-name="P24">Funcionamiento de PXE</text:p>
      <text:p text:style-name="P13">1 - El cliente realiza un broadcast de un mensaje DHCPDISCOVER al puerto estándar DHCP (UDP 67). <text:s/>Un campo de opciones en este mensaje contiene:</text:p>
      <text:list xml:id="list8918225841829992855" text:style-name="L5">
        <text:list-item>
          <text:p text:style-name="P14">Etiqueta para el identificador del cliente UUID.</text:p>
        </text:list-item>
        <text:list-item>
          <text:p text:style-name="P7"><text:span text:style-name="T7">Etiqueta para la versión de UNDI (</text:span><text:span text:style-name="T8">Universal Network Device Interface</text:span><text:span text:style-name="T7">) del cliente.</text:span></text:p>
        </text:list-item>
        <text:list-item>
          <text:p text:style-name="P14">Etiqueta para la arquitectura del cliente.</text:p>
        </text:list-item>
        <text:list-item>
          <text:p text:style-name="P14">La opción 60, Class ID, puesta a <text:s/>to “PXEClient:Arch:xxxxx:UNDI:yyyzzz”.</text:p>
        </text:list-item>
      </text:list>
      <text:p text:style-name="P13">2 – El servidor DHCP responde enviando un mensaje DHCPOFFER al cliente en el puerto estándar DHCP (UDP 68). <text:s/>El mensaje contiene parámetros estándar DHCP:</text:p>
      <text:list xml:id="list6366287956176155247" text:style-name="L6">
        <text:list-item>
          <text:p text:style-name="P15">Una dirección IP para el cliente.</text:p>
        </text:list-item>
        <text:list-item>
          <text:p text:style-name="P15">Parámetros configurados por el administrador.</text:p>
        </text:list-item>
      </text:list>
      <text:p text:style-name="P13">3 – Del DHCPOFFER que es recivido, el cliente guarda:</text:p>
      <text:list xml:id="list5334453240341055452" text:style-name="L7">
        <text:list-item>
          <text:p text:style-name="P16">La dirección IP.</text:p>
        </text:list-item>
        <text:list-item>
          <text:p text:style-name="P16">Parámetros configurados por el administrador.</text:p>
        </text:list-item>
        <text:list-item>
          <text:p text:style-name="P16">Una lista de Boot Servers del campo “Boot Server” en las etiquetas PXE del DHCPOFFER.</text:p>
        </text:list-item>
      </text:list>
      <text:p text:style-name="P17">4 – <text:span text:style-name="T9">El cliente debe enviar una solicitud por la dirección del Boot Server al servidor y esperar por el acuse de recibo (</text:span>acknowledgment – <text:span text:style-name="T9">ACK).</text:span></text:p>
      <text:p text:style-name="P18">5 – El cliente selecciona y descubre un Boot Server. Este paquete puede ser enviado por broadcast al puerto 67.</text:p>
      <text:p text:style-name="P18">Este paquete es el mismo que el DHCPDISCOVER inicial en el paso uno,excepto que es codificado <text:s/>como DHCPREQUEST y ahora contiene lo siguiente:</text:p>
      <text:list xml:id="list6258205813325668163" text:style-name="L8">
        <text:list-item>
          <text:p text:style-name="P19">La IP asignada al cliente por el servidor DHCP.</text:p>
        </text:list-item>
        <text:list-item>
          <text:p text:style-name="P19">Una etiqueta con el identificador del cliente (UUID).</text:p>
        </text:list-item>
        <text:list-item>
          <text:p text:style-name="P19">Una etiqueta con la versión de UNDI del cliente.</text:p>
        </text:list-item>
        <text:list-item>
          <text:p text:style-name="P19">Una etiqueta con la arquitectura del cliente.</text:p>
        </text:list-item>
        <text:list-item>
          <text:p text:style-name="P19"><text:span text:style-name="T7">La opción 60, Class ID, puesta a <text:s/>to “PXEClient:Arch:xxxxx:UNDI:yyyzzz”.</text:span></text:p>
        </text:list-item>
        <text:list-item>
          <text:p text:style-name="P19">El tipo de Boot Server en el campo de opciones de PXE.</text:p>
        </text:list-item>
      </text:list>
      <text:p text:style-name="P20">6 – El Boot Server envía un paquete DHCPACK unicast al cliente. Este ACK contiene:</text:p>
      <text:list xml:id="list1687717118940412683" text:style-name="L9">
        <text:list-item>
          <text:p text:style-name="P21">El nombre del archivo ejecutable.</text:p>
        </text:list-item>
        <text:list-item>
          <text:p text:style-name="P21">Parámetros de configuración MTFTP.</text:p>
        </text:list-item>
        <text:list-item>
          <text:p text:style-name="P21"><text:soft-page-break/>Otras opciones necesarias para que el NBP pueda ser ejecutado.</text:p>
        </text:list-item>
      </text:list>
      <text:p text:style-name="P23">7 – El cliente descarga el archivo ejecutable utilizando TFTP (puerto 69). El archivo descargado y la ubicación del código descargado en memoria depende de la arquitectura de la CPU del cliente.</text:p>
      <text:p text:style-name="P23">8 – El cliente PXE determina si es necesaria la verificación de autenticidad del archivo descargado. Si se requiere se envía otro DHCPREQUEST preguntando por credenciales.</text:p>
      <text:p text:style-name="P23">9 – El cliente inicia la ejecución del código descargado.</text:p>
      <text:p text:style-name="P23"/>
      <text:p text:style-name="P6"><text:span text:style-name="T1">El cliente PXE esperará por la información necesaria unos 60 segundos. La etapa DHCPDISCOVER <text:s/>puede repetirse hasta cuatro veces, con tiempos de espera de 4,8,16 y 32 segundos respectivamente. Si el cliente recive la DHCPOFFER dentro de esl tiempo, se procederá con DHCPREQUEST. Si no, se detendrá con un error de PXE.</text:span></text:p>
      <text:p text:style-name="P6"/>
      <text:p text:style-name="P23">IMAGEEEEE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style:font-name="Liberation Serif" fo:font-family="'Liberation Serif'" style:font-family-generic="roman" style:font-pitch="variable" fo:font-size="12pt" fo:font-weight="bold" style:font-name-asian="WenQuanYi Zen Hei Sharp" style:font-family-asian="'WenQuanYi Zen Hei Sharp'"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1T12:44:07.594211966</meta:creation-date>
    <meta:generator>LibreOffice/4.3.7.2$Linux_X86_64 LibreOffice_project/430$Build-2</meta:generator>
    <dc:date>2016-03-12T16:57:33.294421338</dc:date>
    <meta:editing-duration>PT1H55M43S</meta:editing-duration>
    <meta:editing-cycles>18</meta:editing-cycles>
    <meta:document-statistic meta:table-count="0" meta:image-count="0" meta:object-count="0" meta:page-count="3" meta:paragraph-count="47" meta:word-count="781" meta:character-count="4829" meta:non-whitespace-character-count="4095"/>
  </office:meta>
</office:document-meta>
</file>